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3C00000062083E3654.png"/>
  <manifest:file-entry manifest:media-type="image/png" manifest:full-path="Pictures/100000000000018500000081689A23A3.png"/>
  <manifest:file-entry manifest:media-type="image/png" manifest:full-path="Pictures/10000201000000C400000091C003317A.png"/>
  <manifest:file-entry manifest:media-type="image/png" manifest:full-path="Pictures/10000201000000880000006888094E3D.png"/>
  <manifest:file-entry manifest:media-type="image/jpeg" manifest:full-path="Pictures/10000000000005A000000A00F88B0591.jpg"/>
  <manifest:file-entry manifest:media-type="image/png" manifest:full-path="Pictures/10000201000001EA00000161E675AEA1.png"/>
  <manifest:file-entry manifest:media-type="image/png" manifest:full-path="Pictures/10000201000001990000007B75E2F91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78cm"/>
    </style:style>
    <style:style style:name="gr5" style:family="graphic" style:parent-style-name="standard">
      <style:graphic-properties svg:stroke-width="0.051cm" draw:marker-start="Arrow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frame draw:style-name="gr1" draw:text-style-name="P2" draw:layer="layout" svg:width="18.124cm" svg:height="1.673cm" svg:x="6.587cm" svg:y="1.401cm">
          <draw:text-box>
            <text:p text:style-name="P1"><text:span text:style-name="T1">NodeMCU sending SMS</text:span></text:p>
          </draw:text-box>
        </draw:frame>
        <draw:frame draw:style-name="gr2" draw:text-style-name="P3" draw:layer="layout" svg:width="4.15cm" svg:height="2.989cm" svg:x="1.715cm" svg:y="7.233cm">
          <draw:image xlink:href="Pictures/10000201000001EA00000161E675AEA1.png" xlink:type="simple" xlink:show="embed" xlink:actuate="onLoad">
            <text:p/>
          </draw:image>
        </draw:frame>
        <draw:frame draw:style-name="gr3" draw:text-style-name="P3" draw:layer="layout" svg:width="4.072cm" svg:height="3.013cm" svg:x="12.135cm" svg:y="7.093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3" draw:layer="layout" svg:width="5.214cm" svg:height="1.729cm" svg:x="11.512cm" svg:y="5.287cm">
          <draw:image xlink:href="Pictures/100000000000018500000081689A23A3.png" xlink:type="simple" xlink:show="embed" xlink:actuate="onLoad">
            <text:p/>
          </draw:image>
        </draw:frame>
        <draw:frame draw:style-name="gr3" draw:text-style-name="P3" draw:layer="layout" svg:width="3.888cm" svg:height="2.681cm" svg:x="7.241cm" svg:y="7.466cm">
          <draw:image xlink:href="Pictures/10000201000000880000006888094E3D.png" xlink:type="simple" xlink:show="embed" xlink:actuate="onLoad">
            <text:p/>
          </draw:image>
        </draw:frame>
        <draw:frame draw:style-name="gr4" draw:text-style-name="P4" draw:layer="layout" svg:width="2.178cm" svg:height="1.361cm" svg:x="8.088cm" svg:y="8.269cm">
          <draw:text-box>
            <text:p text:style-name="P3"><text:span text:style-name="T2">WiFi</text:span></text:p>
            <text:p text:style-name="P3"><text:span text:style-name="T2">Internet</text:span></text:p>
          </draw:text-box>
        </draw:frame>
        <draw:g>
          <draw:frame draw:style-name="gr3" draw:text-style-name="P3" draw:layer="layout" svg:width="3.541cm" svg:height="6.663cm" svg:x="17.54cm" svg:y="5.352cm">
            <draw:image xlink:href="Pictures/100000000000003C00000062083E3654.png" xlink:type="simple" xlink:show="embed" xlink:actuate="onLoad">
              <text:p/>
            </draw:image>
          </draw:frame>
          <draw:frame draw:style-name="gr2" draw:text-style-name="P3" draw:layer="layout" svg:width="2.272cm" svg:height="4.041cm" svg:x="18.219cm" svg:y="6.698cm">
            <draw:image xlink:href="Pictures/10000000000005A000000A00F88B0591.jpg" xlink:type="simple" xlink:show="embed" xlink:actuate="onLoad">
              <text:p/>
            </draw:image>
          </draw:frame>
        </draw:g>
        <draw:connector draw:style-name="gr5" draw:text-style-name="P3" draw:layer="layout" svg:x1="7.599cm" svg:y1="8.759cm" svg:x2="5.894cm" svg:y2="8.753cm" svg:d="M7599 8759h-852v-6h-853">
          <text:p/>
        </draw:connector>
        <draw:connector draw:style-name="gr5" draw:text-style-name="P3" draw:layer="layout" svg:x1="12.387cm" svg:y1="8.762cm" svg:x2="10.682cm" svg:y2="8.756cm" svg:d="M12387 8762h-852v-6h-853">
          <text:p/>
        </draw:connector>
        <draw:connector draw:style-name="gr5" draw:text-style-name="P3" draw:layer="layout" svg:x1="17.787cm" svg:y1="8.762cm" svg:x2="16.082cm" svg:y2="8.756cm" svg:d="M17787 8762h-852v-6h-8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'Times New Roman'" style:font-family-generic="roman" style:font-pitch="variable" fo:font-size="10pt" fo:language="en" fo:country="US" style:font-family-asian="SimSun, 宋体" style:font-pitch-asian="variable" style:font-size-asian="10pt" style:language-asian="zh" style:country-asian="CN" style:font-family-complex="'Times New Roman'" style:font-family-generic-complex="roman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-color="#ffffff" draw:textarea-horizontal-align="left" draw:textarea-vertical-align="top" fo:min-height="2.18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32pt" style:font-size-asian="32pt" style:font-size-complex="32pt"/>
    </style:style>
    <style:style style:name="MP2" style:family="paragraph">
      <style:text-properties fo:font-size="12pt" style:font-size-asian="12pt" style:font-size-complex="12pt"/>
    </style:style>
    <style:style style:name="MP3" style:family="paragraph">
      <style:paragraph-properties fo:text-align="center"/>
    </style:style>
    <style:style style:name="MT1" style:family="text">
      <style:text-properties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>
      <draw:frame draw:style-name="Mgr1" draw:text-style-name="MP1" draw:layer="backgroundobjects" svg:width="24.461cm" svg:height="2.43cm" svg:x="1.836cm" svg:y="1.629cm">
        <draw:text-box>
          <text:p/>
        </draw:text-box>
      </draw:frame>
      <draw:frame draw:style-name="Mgr2" draw:text-style-name="MP2" draw:layer="backgroundobjects" svg:width="9.245cm" svg:height="1.361cm" svg:x="17.6cm" svg:y="19.83cm">
        <draw:text-box>
          <text:p><text:span text:style-name="MT1">2017 TWILIO, INC. ALL RIGHTS RESERVED </text:span></text:p>
        </draw:text-box>
      </draw:frame>
      <draw:frame draw:style-name="Mgr3" draw:text-style-name="MP3" draw:layer="backgroundobjects" svg:width="4.747cm" svg:height="1.426cm" svg:x="1.1cm" svg:y="1.1cm">
        <draw:image xlink:href="Pictures/10000201000001990000007B75E2F91F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08:56:01.33</meta:creation-date>
    <dc:date>2020-07-18T16:22:48</dc:date>
    <meta:editing-duration>P76DT20H21M50S</meta:editing-duration>
    <meta:editing-cycles>689</meta:editing-cycles>
    <meta:generator>OpenOffice/4.1.3$Unix OpenOffice.org_project/413m1$Build-9783</meta:generator>
    <dc:creator>Stacy David</dc:creator>
    <meta:document-statistic meta:object-count="15"/>
  </office:meta>
</office:document-meta>
</file>